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729fcf" draw:fill-gradient-name="Gradient_20_11" draw:textarea-horizontal-align="justify" draw:textarea-vertical-align="middle" draw:auto-grow-height="false" fo:min-height="9.75cm" fo:min-width="19.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212cm" svg:stroke-color="#ffffff" draw:marker-start-width="0.518cm" draw:marker-end-width="0.518cm" svg:stroke-opacity="20%" draw:fill="none" loext:fill-use-slide-background="false" draw:textarea-horizontal-align="justify" draw:textarea-vertical-align="middle" draw:auto-grow-height="false" fo:min-height="8.024cm" fo:min-width="7.774cm" fo:padding-top="0.231cm" fo:padding-bottom="0.231cm" fo:padding-left="0.356cm" fo:padding-right="0.356cm" loext:decorative="false"/>
    </style:style>
    <style:style style:name="gr3" style:family="graphic" style:parent-style-name="standard">
      <style:graphic-properties svg:stroke-width="0.212cm" svg:stroke-color="#ffffff" draw:marker-start-width="0.518cm" draw:marker-end-width="0.518cm" svg:stroke-opacity="30%" draw:fill="none" loext:fill-use-slide-background="false" draw:textarea-horizontal-align="justify" draw:textarea-vertical-align="middle" draw:auto-grow-height="false" fo:min-height="9.438cm" fo:min-width="9.188cm" fo:padding-top="0.231cm" fo:padding-bottom="0.231cm" fo:padding-left="0.356cm" fo:padding-right="0.356cm" loext:decorative="false"/>
    </style:style>
    <style:style style:name="gr4" style:family="graphic" style:parent-style-name="standard">
      <style:graphic-properties svg:stroke-width="0.212cm" svg:stroke-color="#ffffff" draw:marker-start-width="0.518cm" draw:marker-end-width="0.518cm" svg:stroke-opacity="40%" draw:fill="none" loext:fill-use-slide-background="false" draw:textarea-horizontal-align="justify" draw:textarea-vertical-align="middle" draw:auto-grow-height="false" fo:min-height="10.852cm" fo:min-width="10.602cm" fo:padding-top="0.231cm" fo:padding-bottom="0.231cm" fo:padding-left="0.356cm" fo:padding-right="0.356cm" loext:decorative="false"/>
    </style:style>
    <style:style style:name="gr5" style:family="graphic" style:parent-style-name="standard">
      <style:graphic-properties svg:stroke-width="0.212cm" svg:stroke-color="#ffffff" draw:marker-start-width="0.518cm" draw:marker-end-width="0.518cm" svg:stroke-opacity="50%" draw:fill="none" loext:fill-use-slide-background="false" draw:textarea-horizontal-align="justify" draw:textarea-vertical-align="middle" draw:auto-grow-height="false" fo:min-height="12.268cm" fo:min-width="12.018cm" fo:padding-top="0.231cm" fo:padding-bottom="0.231cm" fo:padding-left="0.356cm" fo:padding-right="0.356cm" loext:decorative="false"/>
    </style:style>
    <style:style style:name="gr6" style:family="graphic" style:parent-style-name="standard">
      <style:graphic-properties svg:stroke-width="0.212cm" svg:stroke-color="#ffffff" draw:marker-start-width="0.518cm" draw:marker-end-width="0.518cm" svg:stroke-opacity="60%" draw:fill="none" loext:fill-use-slide-background="false" draw:textarea-horizontal-align="justify" draw:textarea-vertical-align="middle" draw:auto-grow-height="false" fo:min-height="13.682cm" fo:min-width="13.432cm" fo:padding-top="0.231cm" fo:padding-bottom="0.231cm" fo:padding-left="0.356cm" fo:padding-right="0.356cm" loext:decorative="false"/>
    </style:style>
    <style:style style:name="gr7" style:family="graphic" style:parent-style-name="standard">
      <style:graphic-properties svg:stroke-width="0.212cm" svg:stroke-color="#ffffff" draw:marker-start-width="0.518cm" draw:marker-end-width="0.518cm" svg:stroke-opacity="10%" draw:fill="none" loext:fill-use-slide-background="false" draw:textarea-horizontal-align="justify" draw:textarea-vertical-align="middle" draw:auto-grow-height="false" fo:min-height="6.61cm" fo:min-width="6.36cm" fo:padding-top="0.231cm" fo:padding-bottom="0.231cm" fo:padding-left="0.356cm" fo:padding-right="0.356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weight="bold" style:font-weight-asian="bold" style:font-weight-complex="bold"/>
    </style:style>
    <style:style style:name="P2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3" style:family="paragraph">
      <loext:graphic-properties draw:fill="gradient" draw:fill-color="#729fcf" draw:fill-gradient-name="Gradient_20_11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20cm" svg:height="10cm" svg:x="0cm" svg:y="0cm">
          <text:p text:style-name="P1"><text:span text:style-name="T1"><text:s/>😎</text:span></text:p>
          <text:p text:style-name="P2"><text:span text:style-name="T2"/></text:p>
          <text:p text:style-name="P2"><text:span text:style-name="T2">Python + SimPy + Tkinter</text:span></text:p>
          <text:p text:style-name="P2"><text:span text:style-name="T2"/></text:p>
          <text:p text:style-name="P2"><text:span text:style-name="T3">Discrete event simulation (DES) plus</text:span><text:span text:style-name="T3"><text:line-break/></text:span><text:span text:style-name="T3">2D visualization with state-of-the-art</text:span></text:p>
          <text:p text:style-name="P2"><text:span text:style-name="T3">open source technologies</text:span></text:p>
          <text:p text:style-name="P2"><text:span text:style-name="T4"/></text:p>
          <text:p text:style-name="P1"><text:span text:style-name="T5">🧑‍💻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cm" svg:height="12cm" svg:x="4cm" svg:y="-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4cm" svg:height="14cm" svg:x="3cm" svg:y="-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6cm" svg:height="16cm" svg:x="2cm" svg:y="-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8cm" svg:height="18cm" svg:x="1cm" svg:y="-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0cm" svg:height="20cm" svg:x="0cm" svg:y="-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cm" svg:height="10cm" svg:x="5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0" draw:display-name="Gradient 10" draw:style="linear" draw:start-color="#800080" draw:end-color="#158466" draw:start-intensity="100%" draw:end-intensity="100%" draw:angle="30deg" draw:border="0%">
      <loext:gradient-stop svg:offset="0" loext:color-type="rgb" loext:color-value="#800080"/>
      <loext:gradient-stop svg:offset="1" loext:color-type="rgb" loext:color-value="#158466"/>
    </draw:gradient>
    <draw:gradient draw:name="Gradient_20_11" draw:display-name="Gradient 11" draw:style="linear" draw:start-color="#55308d" draw:end-color="#158466" draw:start-intensity="100%" draw:end-intensity="100%" draw:angle="30deg" draw:border="0%">
      <loext:gradient-stop svg:offset="0" loext:color-type="rgb" loext:color-value="#55308d"/>
      <loext:gradient-stop svg:offset="1" loext:color-type="rgb" loext:color-value="#158466"/>
    </draw:gradient>
    <draw:gradient draw:name="Gradient_20_12" draw:display-name="Gradient 12" draw:style="linear" draw:start-color="#2a6099" draw:end-color="#00a933" draw:start-intensity="100%" draw:end-intensity="100%" draw:angle="30deg" draw:border="0%">
      <loext:gradient-stop svg:offset="0" loext:color-type="rgb" loext:color-value="#2a6099"/>
      <loext:gradient-stop svg:offset="1" loext:color-type="rgb" loext:color-value="#00a933"/>
    </draw:gradient>
    <draw:gradient draw:name="Gradient_20_13" draw:display-name="Gradient 13" draw:style="linear" draw:start-color="#3465a4" draw:end-color="#158466" draw:start-intensity="100%" draw:end-intensity="100%" draw:angle="30deg" draw:border="0%">
      <loext:gradient-stop svg:offset="0" loext:color-type="rgb" loext:color-value="#3465a4"/>
      <loext:gradient-stop svg:offset="1" loext:color-type="rgb" loext:color-value="#158466"/>
    </draw:gradient>
    <draw:gradient draw:name="Gradient_20_14" draw:display-name="Gradient 14" draw:style="linear" draw:start-color="#355269" draw:end-color="#158466" draw:start-intensity="100%" draw:end-intensity="100%" draw:angle="30deg" draw:border="0%">
      <loext:gradient-stop svg:offset="0" loext:color-type="rgb" loext:color-value="#355269"/>
      <loext:gradient-stop svg:offset="1" loext:color-type="rgb" loext:color-value="#158466"/>
    </draw:gradient>
    <draw:gradient draw:name="Gradient_20_7" draw:display-name="Gradient 7" draw:style="linear" draw:start-color="#2a6099" draw:end-color="#bf0041" draw:start-intensity="100%" draw:end-intensity="100%" draw:angle="30deg" draw:border="0%">
      <loext:gradient-stop svg:offset="0" loext:color-type="rgb" loext:color-value="#2a6099"/>
      <loext:gradient-stop svg:offset="1" loext:color-type="rgb" loext:color-value="#bf0041"/>
    </draw:gradient>
    <draw:gradient draw:name="Gradient_20_8" draw:display-name="Gradient 8" draw:style="linear" draw:start-color="#2a6099" draw:end-color="#158466" draw:start-intensity="100%" draw:end-intensity="100%" draw:angle="30deg" draw:border="0%">
      <loext:gradient-stop svg:offset="0" loext:color-type="rgb" loext:color-value="#2a6099"/>
      <loext:gradient-stop svg:offset="1" loext:color-type="rgb" loext:color-value="#158466"/>
    </draw:gradient>
    <draw:gradient draw:name="Gradient_20_9" draw:display-name="Gradient 9" draw:style="linear" draw:start-color="#bf0041" draw:end-color="#158466" draw:start-intensity="100%" draw:end-intensity="100%" draw:angle="30deg" draw:border="0%">
      <loext:gradient-stop svg:offset="0" loext:color-type="rgb" loext:color-value="#bf0041"/>
      <loext:gradient-stop svg:offset="1" loext:color-type="rgb" loext:color-value="#158466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2T15:14:29.634000000</meta:creation-date>
    <dc:date>2024-04-12T16:11:47.931000000</dc:date>
    <meta:editing-duration>PT13M</meta:editing-duration>
    <meta:editing-cycles>3</meta:editing-cycles>
    <meta:generator>LibreOffice/7.6.6.3$Windows_X86_64 LibreOffice_project/d97b2716a9a4a2ce1391dee1765565ea469b0ae7</meta:generator>
    <meta:document-statistic meta:object-count="7"/>
  </office:meta>
</office:document-meta>
</file>